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518cm" fo:min-width="4.804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768cm" fo:min-width="9.2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2.6cm" fo:min-width="2.8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15cm" fo:min-width="6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2.05cm" fo:min-width="6.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4.25cm" fo:min-width="7.9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eeeeee"/>
      <style:paragraph-properties fo:text-align="center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7.5cm" svg:height="2.5cm" svg:x="3.5cm" svg:y="1.5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9.7cm" svg:height="3.018cm" draw:transform="skewX (0.531103691381875) translate (7.2cm 19.482cm)">
          <text:p text:style-name="P1"><text:span text:style-name="T2">Pobierz liczb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6.7cm" svg:height="5.7cm" svg:x="4cm" svg:y="8.4cm">
          <text:p text:style-name="P1"><text:span text:style-name="T1">Suma&lt;= 7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7cm" svg:height="2.4cm" svg:x="3.8cm" svg:y="5.1cm">
          <text:p text:style-name="P1"><text:span text:style-name="T1">Suma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9.7cm" svg:height="3.018cm" draw:transform="skewX (0.531103691381875) translate (3.573cm 23.5cm)">
          <text:p text:style-name="P1"><text:span text:style-name="T2">Wypisz sum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7.5cm" svg:height="2.5cm" svg:x="12.4cm" svg:y="26.1cm">
          <text:p text:style-name="P1"><text:span text:style-name="T1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7.25cm" svg:y1="4cm" svg:x2="7.3cm" svg:y2="5.1cm" draw:start-shape="id1" draw:start-glue-point="8" draw:end-shape="id2" draw:end-glue-point="0" svg:d="M7250 4000l50 1100" svg:viewBox="0 0 51 1101">
          <text:p/>
        </draw:connector>
        <draw:custom-shape draw:style-name="gr6" draw:text-style-name="P5" xml:id="id7" draw:id="id7" draw:layer="layout" svg:width="6.7cm" svg:height="2.3cm" svg:x="12.5cm" svg:y="14.1cm">
          <text:p text:style-name="P1"><text:span text:style-name="T3">Suma = suma + liczba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4cm" svg:y1="11.25cm" svg:x2="2.687cm" svg:y2="25.009cm" draw:start-shape="id3" draw:start-glue-point="5" draw:end-shape="id4" draw:end-glue-point="3" svg:d="M4000 11250h-2701v13759h1388" svg:viewBox="0 0 2702 13760">
          <text:p text:style-name="P1"><text:span text:style-name="T4">NIE</text:span></text:p>
        </draw:connector>
        <draw:connector draw:style-name="gr5" draw:text-style-name="P4" draw:layer="layout" draw:type="line" svg:x1="12.387cm" svg:y1="25.009cm" svg:x2="13.498cm" svg:y2="26.466cm" draw:start-shape="id4" draw:start-glue-point="1" draw:end-shape="id5" draw:end-glue-point="5" svg:d="M12387 25009l1111 1457" svg:viewBox="0 0 1112 1458">
          <text:p/>
        </draw:connector>
        <draw:custom-shape draw:style-name="gr8" draw:text-style-name="P7" draw:layer="layout" svg:width="8.4cm" svg:height="4.5cm" svg:x="11.4cm" svg:y="1.3cm">
          <text:p text:style-name="P1">Program sumuje liczby podawane przez użytkownika do momentu, gdy ich sumka przekroczy 75. Na koniec drukuje sumę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xml:id="id8" draw:id="id8" draw:layer="layout" draw:type="line" svg:x1="7.3cm" svg:y1="7.5cm" svg:x2="7.35cm" svg:y2="8.4cm" draw:start-shape="id2" draw:start-glue-point="2" draw:end-shape="id3" draw:end-glue-point="4" svg:d="M7300 7500l50 900" svg:viewBox="0 0 51 901">
          <text:p/>
        </draw:connector>
        <draw:connector draw:style-name="gr5" draw:text-style-name="P4" draw:layer="layout" draw:line-skew="-0.101cm" svg:x1="16.014cm" svg:y1="20.991cm" svg:x2="19.2cm" svg:y2="15.25cm" draw:start-shape="id6" draw:start-glue-point="1" draw:end-shape="id7" svg:d="M16014 20991h3586v-5741h-400" svg:viewBox="0 0 3587 5742">
          <text:p/>
        </draw:connector>
        <draw:connector draw:style-name="gr7" draw:text-style-name="P8" draw:layer="layout" svg:x1="7.35cm" svg:y1="14.1cm" svg:x2="12.05cm" svg:y2="19.482cm" draw:start-shape="id3" draw:start-glue-point="6" draw:end-shape="id6" svg:d="M7350 14100v2692h4700v2690" svg:viewBox="0 0 4701 5383">
          <text:p text:style-name="P1"><text:span text:style-name="T1">T</text:span><text:span text:style-name="T1">A</text:span><text:span text:style-name="T1">K</text:span></text:p>
        </draw:connector>
        <draw:connector draw:style-name="gr5" draw:text-style-name="P4" draw:layer="layout" draw:line-skew="-2.95cm" svg:x1="15.85cm" svg:y1="14.1cm" svg:x2="7.325cm" svg:y2="7.95cm" draw:start-shape="id7" draw:start-glue-point="0" draw:end-shape="id8" draw:end-glue-point="0" svg:d="M15850 14100v-5800h-8525v-350" svg:viewBox="0 0 8526 6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48.689164291</meta:creation-date>
    <dc:date>2018-09-27T08:41:34.654895795</dc:date>
    <meta:editing-duration>PT5M31S</meta:editing-duration>
    <meta:editing-cycles>2</meta:editing-cycles>
    <meta:generator>LibreOffice/6.0.3.2$Linux_X86_64 LibreOffice_project/00m0$Build-2</meta:generator>
    <meta:document-statistic meta:object-count="15"/>
  </office:meta>
</office:document-meta>
</file>